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0826" officeooo:paragraph-rsid="0013ddb2"/>
    </style:style>
    <style:style style:name="P2" style:family="paragraph" style:parent-style-name="Standard">
      <style:text-properties officeooo:paragraph-rsid="0013ddb2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rsid="00160826" officeooo:paragraph-rsid="0013ddb2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officeooo:paragraph-rsid="0013ddb2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rsid="00160826" officeooo:paragraph-rsid="0013ddb2" style:font-size-asian="9pt" style:font-weight-asian="bold" style:font-name-complex="Arial-BoldMT1" style:font-size-complex="9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normal" officeooo:rsid="00160826" officeooo:paragraph-rsid="0013ddb2" style:font-size-asian="9pt" style:font-weight-asian="normal" style:font-name-complex="Arial-BoldMT1" style:font-size-complex="9pt" style:font-weight-complex="normal"/>
    </style:style>
    <style:style style:name="P7" style:family="paragraph" style:parent-style-name="Standard">
      <style:text-properties officeooo:paragraph-rsid="001add93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officeooo:rsid="00160826" officeooo:paragraph-rsid="0013ddb2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rsid="0015ba90" officeooo:paragraph-rsid="0015ba90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paragraph-rsid="0015ba90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officeooo:paragraph-rsid="0015caa4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officeooo:paragraph-rsid="0015f239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officeooo:paragraph-rsid="00166a20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officeooo:paragraph-rsid="0016fdf0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officeooo:paragraph-rsid="0018fa45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officeooo:paragraph-rsid="001add93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officeooo:paragraph-rsid="001c3607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officeooo:paragraph-rsid="001dde02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officeooo:paragraph-rsid="001ebd4c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rsid="00160826" officeooo:paragraph-rsid="0013ddb2" style:font-size-asian="9pt" style:font-weight-asian="bold" style:font-name-complex="Arial-BoldMT1" style:font-size-complex="9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rsid="00160826" officeooo:paragraph-rsid="001c3607" style:font-size-asian="9pt" style:font-weight-asian="bold" style:font-name-complex="Arial-BoldMT1" style:font-size-complex="9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rsid="00160826" officeooo:paragraph-rsid="001dde02" style:font-size-asian="9pt" style:font-weight-asian="bold" style:font-name-complex="Arial-BoldMT1" style:font-size-complex="9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rsid="00160826" officeooo:paragraph-rsid="001ebd4c" style:font-size-asian="9pt" style:font-weight-asian="bold" style:font-name-complex="Arial-BoldMT1" style:font-size-complex="9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ArialMT" fo:font-size="9pt" officeooo:paragraph-rsid="001add93" style:font-size-asian="9pt" style:font-name-complex="ArialMT1" style:font-size-complex="9pt"/>
    </style:style>
    <style:style style:name="T1" style:family="text">
      <style:text-properties officeooo:rsid="00160826"/>
    </style:style>
    <style:style style:name="T2" style:family="text">
      <style:text-properties officeooo:rsid="0015ba90"/>
    </style:style>
    <style:style style:name="T3" style:family="text">
      <style:text-properties style:font-name="ArialMT" fo:font-size="9pt" style:font-size-asian="9pt" style:font-name-complex="ArialMT1" style:font-size-complex="9pt"/>
    </style:style>
    <style:style style:name="T4" style:family="text">
      <style:text-properties style:font-name="ArialMT" fo:font-size="9pt" fo:font-weight="bold" style:font-size-asian="9pt" style:font-weight-asian="bold" style:font-name-complex="ArialMT1" style:font-size-complex="9pt" style:font-weight-complex="bold"/>
    </style:style>
    <style:style style:name="T5" style:family="text">
      <style:text-properties style:font-name="ArialMT" style:font-name-complex="ArialMT1"/>
    </style:style>
    <style:style style:name="T6" style:family="text">
      <style:text-properties style:font-name="ArialMT" fo:font-weight="normal" style:font-weight-asian="normal" style:font-name-complex="ArialMT1" style:font-weight-complex="normal"/>
    </style:style>
    <style:style style:name="T7" style:family="text">
      <style:text-properties style:font-name="Arial-BoldMT" fo:font-size="9pt" fo:font-weight="bold" style:font-size-asian="9pt" style:font-weight-asian="bold" style:font-name-complex="Arial-BoldMT1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span text:style-name="T1">Lección Comando DOS</text:span></text:p>
      <text:p text:style-name="P2"/>
      <text:p text:style-name="P1">Nombre:</text:p>
      <text:p text:style-name="P1">Paralelo:</text:p>
      <text:p text:style-name="P1">Fecha: </text:p>
      <text:p text:style-name="P1"/>
      <text:p text:style-name="P4"/>
      <text:p text:style-name="P3">1) Complete la función y sintaxis de los siguientes comandos:</text:p>
      <text:p text:style-name="P9"/>
      <text:p text:style-name="P10"><text:span text:style-name="T7">Comando: </text:span><text:span text:style-name="T3">ECHO</text:span></text:p>
      <text:p text:style-name="P10"><text:span text:style-name="T7">Función: </text:span></text:p>
      <text:p text:style-name="P10"><text:span text:style-name="T7">Sintaxis:</text:span></text:p>
      <text:p text:style-name="P10"/>
      <text:p text:style-name="P10"/>
      <text:p text:style-name="P11"><text:span text:style-name="T7">Comando</text:span><text:span text:style-name="T3">: CLS</text:span></text:p>
      <text:p text:style-name="P11"><text:span text:style-name="T7">Función: </text:span></text:p>
      <text:p text:style-name="P11"><text:span text:style-name="T7">Sintaxis: </text:span></text:p>
      <text:p text:style-name="P10"/>
      <text:p text:style-name="P10"/>
      <text:p text:style-name="P12"><text:span text:style-name="T7">Comando</text:span><text:span text:style-name="T3">: VOL</text:span></text:p>
      <text:p text:style-name="P12"><text:span text:style-name="T7">Función</text:span><text:span text:style-name="T3">: </text:span></text:p>
      <text:p text:style-name="P12"><text:span text:style-name="T7">Sintaxis: </text:span></text:p>
      <text:p text:style-name="P10"/>
      <text:p text:style-name="P10"/>
      <text:p text:style-name="P13"><text:span text:style-name="T7">Comando: </text:span><text:span text:style-name="T3">FORMAT</text:span></text:p>
      <text:p text:style-name="P13"><text:span text:style-name="T7">Función: </text:span></text:p>
      <text:p text:style-name="P13"><text:span text:style-name="T7">Sintaxis: </text:span></text:p>
      <text:p text:style-name="P10"/>
      <text:p text:style-name="P10"/>
      <text:p text:style-name="P14"><text:span text:style-name="T7">Comando: </text:span><text:span text:style-name="T3">EDIT</text:span></text:p>
      <text:p text:style-name="P14"><text:span text:style-name="T7">Función: </text:span></text:p>
      <text:p text:style-name="P14"><text:span text:style-name="T7">Sintaxis: </text:span></text:p>
      <text:p text:style-name="P3"/>
      <text:p text:style-name="P6">2) Complete el nombre del comando por función dada las siguientes funciones:</text:p>
      <text:p text:style-name="P5"/>
      <text:p text:style-name="P5"/>
      <text:p text:style-name="P15"><text:span text:style-name="T7">Comando: </text:span></text:p>
      <text:p text:style-name="P15"><text:span text:style-name="T7">Función: </text:span><text:span text:style-name="T3">Visualiza o modifica los atributos de un fichero.</text:span></text:p>
      <text:p text:style-name="P15"/>
      <text:p text:style-name="P15"/>
      <text:p text:style-name="P16"><text:span text:style-name="T7">Comando: </text:span></text:p>
      <text:p text:style-name="P16"><text:span text:style-name="T7">Función</text:span><text:span text:style-name="T3">: Compara dos ficheros y verifica si las copias son exactas.</text:span></text:p>
      <text:p text:style-name="P7"><text:span text:style-name="T3"/></text:p>
      <text:p text:style-name="P24"><text:span text:style-name="T3"/></text:p>
      <text:p text:style-name="P17"><text:span text:style-name="T7">Comando: </text:span></text:p>
      <text:p text:style-name="P21">Función: <text:span text:style-name="T6">Copia un directorio entero con subdirectorios y ficheros incluidos. Recibe el nombre del directorio a copiar y opcionalmente el directorio</text:span></text:p>
      <text:p text:style-name="P5"/>
      <text:p text:style-name="P5"/>
      <text:p text:style-name="P5"/>
      <text:p text:style-name="P18"><text:span text:style-name="T7">Comando:</text:span></text:p>
      <text:p text:style-name="P18"><text:span text:style-name="T7">Función: </text:span><text:span text:style-name="T3">Este comando mueve ficheros de un directorio a otro.</text:span></text:p>
      <text:p text:style-name="P22"><text:span text:style-name="T7"/></text:p>
      <text:p text:style-name="P5"/>
      <text:p text:style-name="P19"><text:span text:style-name="T7">Comando:</text:span></text:p>
      <text:p text:style-name="P19"><text:span text:style-name="T7">Función: </text:span><text:span text:style-name="T3">Crear directorios</text:span></text:p>
      <text:p text:style-name="P23"><text:span text:style-name="T5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04:23.634459362</meta:creation-date>
    <dc:date>2015-05-25T23:45:11.106802687</dc:date>
    <meta:editing-duration>PT8M29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1" meta:paragraph-count="31" meta:word-count="107" meta:character-count="744" meta:non-whitespace-character-count="651"/>
  </office:meta>
</office:document-meta>
</file>